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3.394cm"/>
    </style:style>
    <style:style style:name="co5" style:family="table-column">
      <style:table-column-properties fo:break-before="auto" style:column-width="2.579cm"/>
    </style:style>
    <style:style style:name="co6" style:family="table-column">
      <style:table-column-properties fo:break-before="auto" style:column-width="2.775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T/d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x_B</text:p>
          </table:table-cell>
          <table:table-cell office:value-type="string">
            <text:p>T_1</text:p>
          </table:table-cell>
          <table:table-cell table:number-columns-repeated="4"/>
        </table:table-row>
        <table:table-row table:style-name="ro1">
          <table:table-cell office:value-type="string">
            <text:p>T_ba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2.33">
            <text:p>52,33</text:p>
          </table:table-cell>
          <table:table-cell office:value-type="float" office:value="23.19">
            <text:p>23,19</text:p>
          </table:table-cell>
          <table:table-cell table:number-columns-repeated="4"/>
        </table:table-row>
        <table:table-row table:style-name="ro1">
          <table:table-cell office:value-type="string">
            <text:p>T_peak</text:p>
          </table:table-cell>
          <table:table-cell office:value-type="float" office:value="7.2">
            <text:p>7,2</text:p>
          </table:table-cell>
          <table:table-cell office:value-type="float" office:value="4.39">
            <text:p>4,39</text:p>
          </table:table-cell>
          <table:table-cell table:number-columns-repeated="2"/>
          <table:table-cell office:value-type="float" office:value="54.14">
            <text:p>54,14</text:p>
          </table:table-cell>
          <table:table-cell office:value-type="float" office:value="26.34">
            <text:p>26,34</text:p>
          </table:table-cell>
          <table:table-cell table:number-columns-repeated="4"/>
        </table:table-row>
        <table:table-row table:style-name="ro1">
          <table:table-cell office:value-type="string">
            <text:p>DSC_base</text:p>
          </table:table-cell>
          <table:table-cell office:value-type="float" office:value="-7.11">
            <text:p>-7,11</text:p>
          </table:table-cell>
          <table:table-cell office:value-type="float" office:value="-3.28">
            <text:p>-3,28</text:p>
          </table:table-cell>
          <table:table-cell table:number-columns-repeated="8"/>
        </table:table-row>
        <table:table-row table:style-name="ro1">
          <table:table-cell office:value-type="string">
            <text:p>DSC_peak</text:p>
          </table:table-cell>
          <table:table-cell office:value-type="float" office:value="-199.9">
            <text:p>-199,9</text:p>
          </table:table-cell>
          <table:table-cell office:value-type="float" office:value="-127.23">
            <text:p>-127,23</text:p>
          </table:table-cell>
          <table:table-cell table:number-columns-repeated="8"/>
        </table:table-row>
        <table:table-row table:style-name="ro1">
          <table:table-cell office:value-type="string">
            <text:p>Coeff</text:p>
          </table:table-cell>
          <table:table-cell table:style-name="ce2" table:formula="of:= ([.B$2] - [.B$3]) / ([.B$4] - [.B$5])" office:value-type="float" office:value="-0.0373463353908398">
            <text:p>-0,0373463354</text:p>
          </table:table-cell>
          <table:table-cell table:formula="of:= ([.C$2] - [.C$3]) / ([.C$4] - [.C$5])" office:value-type="float" office:value="-0.0354175070592981">
            <text:p>-0,0354175071</text:p>
          </table:table-cell>
          <table:table-cell table:number-columns-repeated="8"/>
        </table:table-row>
        <table:table-row table:style-name="ro2">
          <table:table-cell table:number-columns-repeated="7"/>
          <table:table-cell>
            <draw:frame table:end-cell-address="Лист1.O27" table:end-x="0.944cm" table:end-y="0.266cm" draw:z-index="0" draw:style-name="gr1" draw:text-style-name="P1" svg:width="16.004cm" svg:height="8.98cm" svg:x="1.253cm" svg:y="0.338cm">
              <draw:object draw:notify-on-update-of-ranges="Лист1.A9:Лист1.A25 Лист1.B9:Лист1.B25 Лист1.J58:Лист1.J58 Лист1.B23:Лист1.B23 Лист1.A9:Лист1.A25 Лист1.G9:Лист1.G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3">
          <table:table-cell office:value-type="string">
            <text:p>x_B</text:p>
          </table:table-cell>
          <table:table-cell office:value-type="string">
            <text:p>T_solidus</text:p>
          </table:table-cell>
          <table:table-cell office:value-type="string">
            <text:p>S_solidus_0.5, J/g</text:p>
          </table:table-cell>
          <table:table-cell office:value-type="string">
            <text:p>T_liquidus</text:p>
          </table:table-cell>
          <table:table-cell office:value-type="string">
            <text:p>DSC_signal base, muV</text:p>
          </table:table-cell>
          <table:table-cell office:value-type="string">
            <text:p>DSC_signal, \mu_V</text:p>
          </table:table-cell>
          <table:table-cell office:value-type="string">
            <text:p>T_liquidus_real</text:p>
          </table:table-cell>
          <table:table-cell table:number-columns-repeated="4"/>
        </table:table-row>
        <table:table-row table:style-name="ro2">
          <table:table-cell office:value-type="float" office:value="4.21">
            <text:p>4,21</text:p>
          </table:table-cell>
          <table:table-cell office:value-type="float" office:value="-9.47">
            <text:p>-9,47</text:p>
          </table:table-cell>
          <table:table-cell office:value-type="float" office:value="-33.64">
            <text:p>-33,64</text:p>
          </table:table-cell>
          <table:table-cell office:value-type="float" office:value="1.62">
            <text:p>1,62</text:p>
          </table:table-cell>
          <table:table-cell office:value-type="float" office:value="-2.67">
            <text:p>-2,67</text:p>
          </table:table-cell>
          <table:table-cell office:value-type="float" office:value="-94.08">
            <text:p>-94,08</text:p>
          </table:table-cell>
          <table:table-cell table:formula="of:=[.$D9]-([.$F9]-[.$E9])*[.$C$6]" office:value-type="float" office:value="-1.61751432029044">
            <text:p>-1,6175143203</text:p>
          </table:table-cell>
          <table:table-cell table:number-columns-repeated="4"/>
        </table:table-row>
        <table:table-row table:style-name="ro2">
          <table:table-cell table:style-name="ce1" office:value-type="float" office:value="7.34">
            <text:p>7,34</text:p>
          </table:table-cell>
          <table:table-cell office:value-type="float" office:value="-9.55">
            <text:p>-9,55</text:p>
          </table:table-cell>
          <table:table-cell office:value-type="float" office:value="-67.47">
            <text:p>-67,47</text:p>
          </table:table-cell>
          <table:table-cell office:value-type="float" office:value="-0.83">
            <text:p>-0,83</text:p>
          </table:table-cell>
          <table:table-cell office:value-type="float" office:value="-1.98">
            <text:p>-1,98</text:p>
          </table:table-cell>
          <table:table-cell office:value-type="float" office:value="-53.94">
            <text:p>-53,94</text:p>
          </table:table-cell>
          <table:table-cell table:formula="of:=[.$D10]-([.$F10]-[.$E10])*[.$C$6]" office:value-type="float" office:value="-2.67029366680113">
            <text:p>-2,6702936668</text:p>
          </table:table-cell>
          <table:table-cell table:number-columns-repeated="4"/>
        </table:table-row>
        <table:table-row table:style-name="ro2">
          <table:table-cell office:value-type="float" office:value="10.13">
            <text:p>10,13</text:p>
          </table:table-cell>
          <table:table-cell office:value-type="float" office:value="-9.45">
            <text:p>-9,45</text:p>
          </table:table-cell>
          <table:table-cell office:value-type="float" office:value="-71.07">
            <text:p>-71,07</text:p>
          </table:table-cell>
          <table:table-cell office:value-type="float" office:value="-0.84">
            <text:p>-0,84</text:p>
          </table:table-cell>
          <table:table-cell office:value-type="float" office:value="-2.87">
            <text:p>-2,87</text:p>
          </table:table-cell>
          <table:table-cell office:value-type="float" office:value="-45.7">
            <text:p>-45,7</text:p>
          </table:table-cell>
          <table:table-cell table:formula="of:=[.$D11]-([.$F11]-[.$E11])*[.$C$6]" office:value-type="float" office:value="-2.35693182734974">
            <text:p>-2,3569318273</text:p>
          </table:table-cell>
          <table:table-cell table:number-columns-repeated="4"/>
        </table:table-row>
        <table:table-row table:style-name="ro2">
          <table:table-cell office:value-type="float" office:value="13.61">
            <text:p>13,61</text:p>
          </table:table-cell>
          <table:table-cell office:value-type="float" office:value="-9.42">
            <text:p>-9,42</text:p>
          </table:table-cell>
          <table:table-cell office:value-type="float" office:value="-91.39">
            <text:p>-91,39</text:p>
          </table:table-cell>
          <table:table-cell office:value-type="float" office:value="-2.38">
            <text:p>-2,38</text:p>
          </table:table-cell>
          <table:table-cell office:value-type="float" office:value="-0.75">
            <text:p>-0,75</text:p>
          </table:table-cell>
          <table:table-cell office:value-type="float" office:value="-30.37">
            <text:p>-30,37</text:p>
          </table:table-cell>
          <table:table-cell table:formula="of:=[.$D12]-([.$F12]-[.$E12])*[.$B$6]" office:value-type="float" office:value="-3.48619845427667">
            <text:p>-3,4861984543</text:p>
          </table:table-cell>
          <table:table-cell table:number-columns-repeated="4"/>
        </table:table-row>
        <table:table-row table:style-name="ro2">
          <table:table-cell office:value-type="float" office:value="17.42">
            <text:p>17,42</text:p>
          </table:table-cell>
          <table:table-cell office:value-type="float" office:value="-9.42">
            <text:p>-9,42</text:p>
          </table:table-cell>
          <table:table-cell office:value-type="float" office:value="-112.8">
            <text:p>-112,8</text:p>
          </table:table-cell>
          <table:table-cell office:value-type="float" office:value="-3.36">
            <text:p>-3,36</text:p>
          </table:table-cell>
          <table:table-cell office:value-type="float" office:value="-4.33">
            <text:p>-4,33</text:p>
          </table:table-cell>
          <table:table-cell office:value-type="float" office:value="-64.69">
            <text:p>-64,69</text:p>
          </table:table-cell>
          <table:table-cell table:formula="of:=[.$D13]-([.$F13]-[.$E13])*[.$C$6]" office:value-type="float" office:value="-5.49780072609923">
            <text:p>-5,4978007261</text:p>
          </table:table-cell>
          <table:table-cell table:number-columns-repeated="4"/>
        </table:table-row>
        <table:table-row table:style-name="ro2">
          <table:table-cell office:value-type="float" office:value="19.65">
            <text:p>19,65</text:p>
          </table:table-cell>
          <table:table-cell office:value-type="float" office:value="-9.79">
            <text:p>-9,79</text:p>
          </table:table-cell>
          <table:table-cell office:value-type="float" office:value="-150.1">
            <text:p>-150,1</text:p>
          </table:table-cell>
          <table:table-cell table:number-columns-repeated="8"/>
        </table:table-row>
        <table:table-row table:style-name="ro2">
          <table:table-cell office:value-type="float" office:value="30.9">
            <text:p>30,9</text:p>
          </table:table-cell>
          <table:table-cell office:value-type="float" office:value="-9.42">
            <text:p>-9,42</text:p>
          </table:table-cell>
          <table:table-cell office:value-type="float" office:value="-126.7">
            <text:p>-126,7</text:p>
          </table:table-cell>
          <table:table-cell office:value-type="float" office:value="-4.27">
            <text:p>-4,27</text:p>
          </table:table-cell>
          <table:table-cell office:value-type="float" office:value="-2.82">
            <text:p>-2,82</text:p>
          </table:table-cell>
          <table:table-cell office:value-type="float" office:value="-45.91">
            <text:p>-45,91</text:p>
          </table:table-cell>
          <table:table-cell table:formula="of:=[.$D15]-([.$F15]-[.$E15])*[.$C$6]" office:value-type="float" office:value="-5.79614037918516">
            <text:p>-5,7961403792</text:p>
          </table:table-cell>
          <table:table-cell table:number-columns-repeated="4"/>
        </table:table-row>
        <table:table-row table:style-name="ro2">
          <table:table-cell office:value-type="float" office:value="33.92">
            <text:p>33,92</text:p>
          </table:table-cell>
          <table:table-cell office:value-type="float" office:value="-10.01">
            <text:p>-10,01</text:p>
          </table:table-cell>
          <table:table-cell office:value-type="float" office:value="-95.34">
            <text:p>-95,34</text:p>
          </table:table-cell>
          <table:table-cell table:number-columns-repeated="8"/>
        </table:table-row>
        <table:table-row table:style-name="ro2">
          <table:table-cell office:value-type="float" office:value="37.9">
            <text:p>37,9</text:p>
          </table:table-cell>
          <table:table-cell office:value-type="float" office:value="-10.68">
            <text:p>-10,68</text:p>
          </table:table-cell>
          <table:table-cell office:value-type="float" office:value="-67.73">
            <text:p>-67,73</text:p>
          </table:table-cell>
          <table:table-cell table:number-columns-repeated="8"/>
        </table:table-row>
        <table:table-row table:style-name="ro2">
          <table:table-cell office:value-type="float" office:value="39.82">
            <text:p>39,82</text:p>
          </table:table-cell>
          <table:table-cell office:value-type="float" office:value="-11.53">
            <text:p>-11,53</text:p>
          </table:table-cell>
          <table:table-cell office:value-type="float" office:value="-51.17">
            <text:p>-51,17</text:p>
          </table:table-cell>
          <table:table-cell table:number-columns-repeated="8"/>
        </table:table-row>
        <table:table-row table:style-name="ro2">
          <table:table-cell office:value-type="float" office:value="40.84">
            <text:p>40,84</text:p>
          </table:table-cell>
          <table:table-cell office:value-type="float" office:value="-9.35">
            <text:p>-9,35</text:p>
          </table:table-cell>
          <table:table-cell/>
          <table:table-cell office:value-type="float" office:value="15.1">
            <text:p>15,1</text:p>
          </table:table-cell>
          <table:table-cell office:value-type="float" office:value="-2.44">
            <text:p>-2,44</text:p>
          </table:table-cell>
          <table:table-cell office:value-type="float" office:value="-13.22">
            <text:p>-13,22</text:p>
          </table:table-cell>
          <table:table-cell table:formula="of:=[.$D19]-([.$F19]-[.$E19])*[.$C$6]" office:value-type="float" office:value="14.7181992739008">
            <text:p>14,7181992739</text:p>
          </table:table-cell>
          <table:table-cell table:number-columns-repeated="4"/>
        </table:table-row>
        <table:table-row table:style-name="ro2">
          <table:table-cell office:value-type="float" office:value="41.82">
            <text:p>41,82</text:p>
          </table:table-cell>
          <table:table-cell office:value-type="float" office:value="-9.69">
            <text:p>-9,69</text:p>
          </table:table-cell>
          <table:table-cell office:value-type="float" office:value="-59.3">
            <text:p>-59,3</text:p>
          </table:table-cell>
          <table:table-cell table:number-columns-repeated="8"/>
        </table:table-row>
        <table:table-row table:style-name="ro2">
          <table:table-cell office:value-type="float" office:value="46.3">
            <text:p>46,3</text:p>
          </table:table-cell>
          <table:table-cell office:value-type="float" office:value="-11.74">
            <text:p>-11,74</text:p>
          </table:table-cell>
          <table:table-cell office:value-type="float" office:value="-19.19">
            <text:p>-19,19</text:p>
          </table:table-cell>
          <table:table-cell table:number-columns-repeated="8"/>
        </table:table-row>
        <table:table-row table:style-name="ro2">
          <table:table-cell office:value-type="float" office:value="47.1">
            <text:p>47,1</text:p>
          </table:table-cell>
          <table:table-cell office:value-type="float" office:value="-10.95">
            <text:p>-10,95</text:p>
          </table:table-cell>
          <table:table-cell office:value-type="float" office:value="-6.774">
            <text:p>-6,774</text:p>
          </table:table-cell>
          <table:table-cell office:value-type="float" office:value="28.22">
            <text:p>28,22</text:p>
          </table:table-cell>
          <table:table-cell office:value-type="float" office:value="-2.28">
            <text:p>-2,28</text:p>
          </table:table-cell>
          <table:table-cell office:value-type="float" office:value="-66.31">
            <text:p>-66,31</text:p>
          </table:table-cell>
          <table:table-cell table:formula="of:=[.$D22]-([.$F22]-[.$E22])*[.$C$6]" office:value-type="float" office:value="25.9522170229931">
            <text:p>25,952217023</text:p>
          </table:table-cell>
          <table:table-cell table:number-columns-repeated="4"/>
        </table:table-row>
        <table:table-row table:style-name="ro2">
          <table:table-cell/>
          <table:table-cell table:formula="of:=AVERAGE([.B9:.B22])" office:value-type="float" office:value="-10.0335714285714">
            <text:p>-10,0335714286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>
            <draw:frame table:end-cell-address="Лист1.G46" table:end-x="0.926cm" table:end-y="0.415cm" draw:z-index="2" draw:style-name="gr1" draw:text-style-name="P1" svg:width="16.003cm" svg:height="9cm" svg:x="0.851cm" svg:y="0.448cm">
              <draw:object draw:notify-on-update-of-ranges="Лист1.A9:Лист1.A14 Лист1.C9:Лист1.C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>
            <draw:frame table:end-cell-address="Лист1.O48" table:end-x="0.715cm" table:end-y="0.364cm" draw:z-index="1" draw:style-name="gr1" draw:text-style-name="P1" svg:width="16.004cm" svg:height="9.001cm" svg:x="1.024cm" svg:y="0.396cm">
              <draw:object draw:notify-on-update-of-ranges="Лист1.A9:Лист1.A25 Лист1.C9:Лист1.C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9">
          <table:table-cell table:number-columns-repeated="11"/>
        </table:table-row>
        <table:table-row table:style-name="ro2">
          <table:table-cell>
            <draw:frame table:end-cell-address="Лист1.G68" table:end-x="1.09cm" table:end-y="0.027cm" draw:z-index="3" draw:style-name="gr1" draw:text-style-name="P1" svg:width="16.003cm" svg:height="9.12cm" svg:x="1.015cm" svg:y="0.061cm">
              <draw:object draw:notify-on-update-of-ranges="Лист1.A15:Лист1.A23 Лист1.C15:Лист1.C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2" table:number-rows-repeated="6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a=</text:p>
          </table:table-cell>
          <table:table-cell office:value-type="float" office:value="-6.61025">
            <text:p>-6,61025</text:p>
          </table:table-cell>
          <table:table-cell office:value-type="float" office:value="6.78045">
            <text:p>6,78045</text:p>
          </table:table-cell>
        </table:table-row>
        <table:table-row table:style-name="ro1">
          <table:table-cell table:number-columns-repeated="8"/>
          <table:table-cell office:value-type="string">
            <text:p>b=</text:p>
          </table:table-cell>
          <table:table-cell office:value-type="float" office:value="-8.02534">
            <text:p>-8,02534</text:p>
          </table:table-cell>
          <table:table-cell office:value-type="float" office:value="-329.93452">
            <text:p>-329,93452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x=</text:p>
          </table:table-cell>
          <table:table-cell table:formula="of:=-([.J56]-[.K56])/([.J55]-[.K55])" office:value-type="float" office:value="24.0397574435989">
            <text:p>24,0397574436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Лист1.A8:Лист1.G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1.12.2017</text:date>, <text:time>13:31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1:25:19.78</meta:creation-date>
    <dc:date>2017-12-11T13:31:29.52</dc:date>
    <meta:editing-duration>PT1H50M57S</meta:editing-duration>
    <meta:editing-cycles>3</meta:editing-cycles>
    <meta:generator>OpenOffice/4.1.1$Win32 OpenOffice.org_project/411m6$Build-9775</meta:generator>
    <meta:document-statistic meta:table-count="3" meta:cell-count="1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81cm" xlink:href=".." xlink:type="simple" chart:class="chart:scatter" chart:column-mapping="0 1 2" chart:style-name="ch1">
        <chart:legend chart:legend-position="end" svg:x="10.613cm" svg:y="3.392cm" style:legend-expansion="high" chart:style-name="ch2"/>
        <chart:plot-area chart:style-name="ch3" table:cell-range-address="Лист1.A9:Лист1.B25 Лист1.G9:Лист1.G25" svg:x="0.77cm" svg:y="0.851cm" svg:width="9.203cm" svg:height="7.531cm">
          <chartooo:coordinate-region svg:x="1.497cm" svg:y="1.063cm" svg:width="8.289cm" svg:height="7.1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9:Лист1.B25" chart:class="chart:scatter">
            <chart:domain table:cell-range-address="Лист1.A9:Лист1.A25"/>
            <chart:mean-value chart:style-name="ch7"/>
            <chart:data-point chart:repeated="17"/>
          </chart:series>
          <chart:series chart:style-name="ch8" chart:values-cell-range-address="Лист1.B23:Лист1.B23" chart:class="chart:scatter">
            <chart:domain table:cell-range-address="Лист1.J58:Лист1.J58"/>
            <chart:data-point/>
          </chart:series>
          <chart:series chart:style-name="ch9" chart:values-cell-range-address="Лист1.G9:Лист1.G25" chart:class="chart:scatte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">
                <text:p>4.21</text:p>
                <draw:g>
                  <svg:desc>Лист1.A9:Лист1.A25</svg:desc>
                </draw:g>
              </table:table-cell>
              <table:table-cell office:value-type="float" office:value="-9.47">
                <text:p>-9.47</text:p>
                <draw:g>
                  <svg:desc>Лист1.B9:Лист1.B25</svg:desc>
                </draw:g>
              </table:table-cell>
              <table:table-cell office:value-type="float" office:value="24.0397574435989">
                <text:p>24.0397574435989</text:p>
                <draw:g>
                  <svg:desc>Лист1.J58:Лист1.J58</svg:desc>
                </draw:g>
              </table:table-cell>
              <table:table-cell office:value-type="float" office:value="-10.0335714285714">
                <text:p>-10.0335714285714</text:p>
                <draw:g>
                  <svg:desc>Лист1.B23:Лист1.B23</svg:desc>
                </draw:g>
              </table:table-cell>
              <table:table-cell office:value-type="float" office:value="-1.61751432029044">
                <text:p>-1.61751432029044</text:p>
                <draw:g>
                  <svg:desc>Лист1.G9:Лист1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4">
                <text:p>7.34</text:p>
              </table:table-cell>
              <table:table-cell office:value-type="float" office:value="-9.55">
                <text:p>-9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7029366680113">
                <text:p>-2.67029366680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-9.45">
                <text:p>-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693182734974">
                <text:p>-2.35693182734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1">
                <text:p>13.61</text:p>
              </table:table-cell>
              <table:table-cell office:value-type="float" office:value="-9.42">
                <text:p>-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8619845427667">
                <text:p>-3.48619845427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2">
                <text:p>17.42</text:p>
              </table:table-cell>
              <table:table-cell office:value-type="float" office:value="-9.42">
                <text:p>-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80072609923">
                <text:p>-5.49780072609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65">
                <text:p>19.65</text:p>
              </table:table-cell>
              <table:table-cell office:value-type="float" office:value="-9.79">
                <text:p>-9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9">
                <text:p>30.9</text:p>
              </table:table-cell>
              <table:table-cell office:value-type="float" office:value="-9.42">
                <text:p>-9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9614037918516">
                <text:p>-5.79614037918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92">
                <text:p>33.92</text:p>
              </table:table-cell>
              <table:table-cell office:value-type="float" office:value="-10.01">
                <text:p>-1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9">
                <text:p>37.9</text:p>
              </table:table-cell>
              <table:table-cell office:value-type="float" office:value="-10.68">
                <text:p>-1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2">
                <text:p>39.82</text:p>
              </table:table-cell>
              <table:table-cell office:value-type="float" office:value="-11.53">
                <text:p>-1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">
                <text:p>40.84</text:p>
              </table:table-cell>
              <table:table-cell office:value-type="float" office:value="-9.35">
                <text:p>-9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181992739008">
                <text:p>14.71819927390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82">
                <text:p>41.82</text:p>
              </table:table-cell>
              <table:table-cell office:value-type="float" office:value="-9.69">
                <text:p>-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3">
                <text:p>46.3</text:p>
              </table:table-cell>
              <table:table-cell office:value-type="float" office:value="-11.74">
                <text:p>-1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1">
                <text:p>47.1</text:p>
              </table:table-cell>
              <table:table-cell office:value-type="float" office:value="-10.95">
                <text:p>-1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522170229931">
                <text:p>25.9522170229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-10.0335714285714">
                <text:p>-10.033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scatter" chart:style-name="ch1">
        <chart:legend chart:legend-position="end" svg:x="13.61cm" svg:y="4.189cm" style:legend-expansion="high" chart:style-name="ch2"/>
        <chart:plot-area chart:style-name="ch3" table:cell-range-address="Лист1.A9:Лист1.A25 Лист1.C9:Лист1.C25" svg:x="0.77cm" svg:y="0.855cm" svg:width="12.2cm" svg:height="7.547cm">
          <chartooo:coordinate-region svg:x="1.682cm" svg:y="1.067cm" svg:width="11.101cm" svg:height="7.1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9:Лист1.C25" chart:class="chart:scatter">
            <chart:domain table:cell-range-address="Лист1.A9:Лист1.A25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">
                <text:p>4.21</text:p>
                <draw:g>
                  <svg:desc>Лист1.A9:Лист1.A25</svg:desc>
                </draw:g>
              </table:table-cell>
              <table:table-cell office:value-type="float" office:value="-33.64">
                <text:p>-33.64</text:p>
                <draw:g>
                  <svg:desc>Лист1.C9:Лист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4">
                <text:p>7.34</text:p>
              </table:table-cell>
              <table:table-cell office:value-type="float" office:value="-67.47">
                <text:p>-67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-71.07">
                <text:p>-7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1">
                <text:p>13.61</text:p>
              </table:table-cell>
              <table:table-cell office:value-type="float" office:value="-91.39">
                <text:p>-91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2">
                <text:p>17.42</text:p>
              </table:table-cell>
              <table:table-cell office:value-type="float" office:value="-112.8">
                <text:p>-1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65">
                <text:p>19.65</text:p>
              </table:table-cell>
              <table:table-cell office:value-type="float" office:value="-150.1">
                <text:p>-15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9">
                <text:p>30.9</text:p>
              </table:table-cell>
              <table:table-cell office:value-type="float" office:value="-126.7">
                <text:p>-1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92">
                <text:p>33.92</text:p>
              </table:table-cell>
              <table:table-cell office:value-type="float" office:value="-95.34">
                <text:p>-95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9">
                <text:p>37.9</text:p>
              </table:table-cell>
              <table:table-cell office:value-type="float" office:value="-67.73">
                <text:p>-67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2">
                <text:p>39.82</text:p>
              </table:table-cell>
              <table:table-cell office:value-type="float" office:value="-51.17">
                <text:p>-51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4">
                <text:p>4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82">
                <text:p>41.82</text:p>
              </table:table-cell>
              <table:table-cell office:value-type="float" office:value="-59.3">
                <text:p>-59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.3">
                <text:p>46.3</text:p>
              </table:table-cell>
              <table:table-cell office:value-type="float" office:value="-19.19">
                <text:p>-19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1">
                <text:p>47.1</text:p>
              </table:table-cell>
              <table:table-cell office:value-type="float" office:value="-6.774">
                <text:p>-6.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1cm" xlink:href=".." xlink:type="simple" chart:class="chart:scatter" chart:style-name="ch1">
        <chart:legend chart:legend-position="end" svg:x="11.167cm" svg:y="3.926cm" style:legend-expansion="high" chart:style-name="ch2"/>
        <chart:plot-area chart:style-name="ch3" table:cell-range-address="Лист1.A9:Лист1.A14 Лист1.C9:Лист1.C14" svg:x="0.77cm" svg:y="0.855cm" svg:width="9.757cm" svg:height="7.546cm">
          <chartooo:coordinate-region svg:x="1.682cm" svg:y="1.068cm" svg:width="8.658cm" svg:height="7.1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9:Лист1.C14" chart:class="chart:scatter">
            <chart:domain table:cell-range-address="Лист1.A9:Лист1.A14"/>
            <chart:regression-curve chart:style-name="ch7">
              <chart:equation chart:display-r-square="true" svg:x="5.665cm" svg:y="2.526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1">
                <text:p>4.21</text:p>
                <draw:g>
                  <svg:desc>Лист1.A9:Лист1.A14</svg:desc>
                </draw:g>
              </table:table-cell>
              <table:table-cell office:value-type="float" office:value="-33.64">
                <text:p>-33.64</text:p>
                <draw:g>
                  <svg:desc>Лист1.C9:Лист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4">
                <text:p>7.34</text:p>
              </table:table-cell>
              <table:table-cell office:value-type="float" office:value="-67.47">
                <text:p>-67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3">
                <text:p>10.13</text:p>
              </table:table-cell>
              <table:table-cell office:value-type="float" office:value="-71.07">
                <text:p>-7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61">
                <text:p>13.61</text:p>
              </table:table-cell>
              <table:table-cell office:value-type="float" office:value="-91.39">
                <text:p>-91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2">
                <text:p>17.42</text:p>
              </table:table-cell>
              <table:table-cell office:value-type="float" office:value="-112.8">
                <text:p>-1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65">
                <text:p>19.65</text:p>
              </table:table-cell>
              <table:table-cell office:value-type="float" office:value="-150.1">
                <text:p>-15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121cm" xlink:href=".." xlink:type="simple" chart:class="chart:scatter" chart:style-name="ch1">
        <chart:legend chart:legend-position="end" svg:x="11.167cm" svg:y="3.986cm" style:legend-expansion="high" chart:style-name="ch2"/>
        <chart:plot-area chart:style-name="ch3" table:cell-range-address="Лист1.A15:Лист1.A23 Лист1.C15:Лист1.C23" svg:x="0.77cm" svg:y="0.863cm" svg:width="9.757cm" svg:height="7.656cm">
          <chartooo:coordinate-region svg:x="1.683cm" svg:y="1.075cm" svg:width="8.658cm" svg:height="7.2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15:Лист1.C23" chart:class="chart:scatter">
            <chart:domain table:cell-range-address="Лист1.A15:Лист1.A23"/>
            <chart:regression-curve chart:style-name="ch7">
              <chart:equation chart:display-r-square="true" svg:x="5.98cm" svg:y="6.26cm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9">
                <text:p>30.9</text:p>
                <draw:g>
                  <svg:desc>Лист1.A15:Лист1.A23</svg:desc>
                </draw:g>
              </table:table-cell>
              <table:table-cell office:value-type="float" office:value="-126.7">
                <text:p>-126.7</text:p>
                <draw:g>
                  <svg:desc>Лист1.C15:Лист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92">
                <text:p>33.92</text:p>
              </table:table-cell>
              <table:table-cell office:value-type="float" office:value="-95.34">
                <text:p>-95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9">
                <text:p>37.9</text:p>
              </table:table-cell>
              <table:table-cell office:value-type="float" office:value="-67.73">
                <text:p>-6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82">
                <text:p>39.82</text:p>
              </table:table-cell>
              <table:table-cell office:value-type="float" office:value="-51.17">
                <text:p>-5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84">
                <text:p>4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82">
                <text:p>41.82</text:p>
              </table:table-cell>
              <table:table-cell office:value-type="float" office:value="-59.3">
                <text:p>-5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">
                <text:p>46.3</text:p>
              </table:table-cell>
              <table:table-cell office:value-type="float" office:value="-19.19">
                <text:p>-19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1">
                <text:p>47.1</text:p>
              </table:table-cell>
              <table:table-cell office:value-type="float" office:value="-6.774">
                <text:p>-6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